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Table_20_Contents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8386783" text:style-name="L1">
        <text:list-header>
          <text:p text:style-name="P1"/>
        </text:list-header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705006084" text:continue-numbering="true" text:style-name="L1">
              <text:list-header>
                <text:p text:style-name="P1">Server</text:p>
              </text:list-header>
              <text:list-item>
                <text:p text:style-name="P1">Establish connection</text:p>
              </text:list-item>
              <text:list-item>
                <text:p text:style-name="P1">give a rank for each node </text:p>
              </text:list-item>
              <text:list-item>
                <text:p text:style-name="P1">send code</text:p>
              </text:list-item>
              <text:list-item>
                <text:p text:style-name="P1">wait for nodes to be ready</text:p>
              </text:list-item>
            </text:list>
          </table:table-cell>
          <table:table-cell table:style-name="Table1.B1" office:value-type="string">
            <text:p text:style-name="Table_20_Contents">Client</text:p>
            <text:list xml:id="list1234467314" text:style-name="L2">
              <text:list-item>
                <text:p text:style-name="P7">Stablish connection </text:p>
              </text:list-item>
              <text:list-item>
                <text:p text:style-name="P7">receive rank</text:p>
              </text:list-item>
              <text:list-item>
                <text:p text:style-name="P7">tells the server you are ready</text:p>
              </text:list-item>
              <text:list-item>
                <text:p text:style-name="P7">execute</text:p>
              </text:list-item>
            </text:list>
          </table:table-cell>
        </table:table-row>
      </table:table>
      <text:p text:style-name="Standard"/>
      <text:p text:style-name="Standard">Main functions</text:p>
      <text:list xml:id="list1965738658" text:style-name="L3">
        <text:list-item>
          <text:p text:style-name="P2">Send</text:p>
        </text:list-item>
      </text:list>
      <text:list xml:id="list473414893" text:style-name="L4">
        <text:list-item>
          <text:p text:style-name="P3">Parameters: data, dest;</text:p>
        </text:list-item>
      </text:list>
      <text:list xml:id="list1849175534" text:continue-list="list1965738658" text:style-name="L3">
        <text:list-item>
          <text:p text:style-name="P2">Receive</text:p>
        </text:list-item>
      </text:list>
      <text:list xml:id="list1936717802" text:style-name="L5">
        <text:list-item>
          <text:p text:style-name="P4">Parameters: source;</text:p>
        </text:list-item>
      </text:list>
      <text:list xml:id="list1778489836" text:continue-list="list1849175534" text:style-name="L3">
        <text:list-item>
          <text:p text:style-name="P2">Broadcast</text:p>
        </text:list-item>
      </text:list>
      <text:list xml:id="list1092793746" text:style-name="L6">
        <text:list-item>
          <text:p text:style-name="P5">Parameters: data</text:p>
        </text:list-item>
      </text:list>
      <text:list xml:id="list1304915419" text:continue-list="list1778489836" text:style-name="L3">
        <text:list-item>
          <text:p text:style-name="P2">Gather</text:p>
        </text:list-item>
      </text:list>
      <text:list xml:id="list2108172061" text:style-name="L7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dzzz </meta:initial-creator>
    <meta:creation-date>2012-09-20T16:55:20</meta:creation-date>
    <meta:document-statistic meta:table-count="1" meta:image-count="0" meta:object-count="0" meta:page-count="1" meta:paragraph-count="18" meta:word-count="57" meta:character-count="287"/>
    <dc:date>2012-09-20T17:41:33</dc:date>
    <dc:creator>dudzzz </dc:creator>
    <meta:editing-duration>PT00H00M33S</meta:editing-duration>
    <meta:editing-cycles>1</meta:editing-cycles>
    <meta:generator>OpenOffice.org/3.2$Linux OpenOffice.org_project/320m12$Build-9483</meta:generator>
  </office:meta>
</office:document-meta>
</file>